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4cm" fo:min-width="4.422cm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02cm" fo:min-width="3.945cm" fo:padding-top="0.178cm" fo:padding-bottom="0.178cm" fo:padding-left="0.303cm" fo:padding-right="0.303cm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18cm" fo:min-width="3.946cm" fo:padding-top="0.178cm" fo:padding-bottom="0.178cm" fo:padding-left="0.303cm" fo:padding-right="0.303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074cm" fo:min-width="3.84cm" fo:padding-top="0.178cm" fo:padding-bottom="0.178cm" fo:padding-left="0.303cm" fo:padding-right="0.303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232cm" fo:min-width="4.474cm" fo:padding-top="0.178cm" fo:padding-bottom="0.178cm" fo:padding-left="0.303cm" fo:padding-right="0.303cm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184cm" fo:min-width="4.792cm" fo:padding-top="0.178cm" fo:padding-bottom="0.178cm" fo:padding-left="0.303cm" fo:padding-right="0.303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2.819cm" fo:min-width="5.791cm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9.843cm" svg:height="1.587cm" svg:x="5.762cm" svg:y="0.365cm">
          <text:p text:style-name="P1"><text:span text:style-name="T1">Are you the se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4.445cm" svg:height="1.27cm" svg:x="0.365cm" svg:y="2.27cm">
          <text:p text:style-name="P1"><text:span text:style-name="T1">Broadcast Seed Statu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9cm" svg:height="2.858cm" svg:x="6.08cm" svg:y="4.809cm">
          <text:p text:style-name="P1">Detect nearby robo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8.89cm" svg:height="2.858cm" svg:x="0.682cm" svg:y="8.302cm">
          <text:p text:style-name="P1">Is it the se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1" draw:id="id1" draw:layer="layout" svg:width="5.08cm" svg:height="1.588cm" svg:x="0.365cm" svg:y="13.065cm">
          <text:p text:style-name="P4"><text:span text:style-name="T2">Broadcast that you found the seed (Chain =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08cm" svg:height="1.588cm" svg:x="4.81cm" svg:y="15.922cm">
          <text:p text:style-name="P4"><text:span text:style-name="T2">Broadcast Chain+1 of that robot. And go towards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89cm" svg:height="2.858cm" svg:x="8.302cm" svg:y="11.794cm">
          <text:p text:style-name="P1">Does it have a Chain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8.89cm" svg:height="2.858cm" svg:x="6.081cm" svg:y="4.81cm">
          <text:p text:style-name="P1">Detect nearby robo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3" draw:id="id3" draw:layer="layout" svg:width="5.398cm" svg:height="2.54cm" svg:x="11.477cm" svg:y="17.192cm">
          <text:p text:style-name="P4"><text:span text:style-name="T2">Go away from it until you can barely detect it anymore, and then move in a preset direction in 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4" draw:id="id4" draw:layer="layout" svg:width="5.398cm" svg:height="2.54cm" svg:x="14.335cm" svg:y="8.62cm">
          <text:p text:style-name="P4"><text:span text:style-name="T2">Move in a random dir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2.43cm" svg:y1="7.032cm" svg:x2="15.287cm" svg:y2="8.62cm">
          <text:p/>
        </draw:line>
        <draw:line draw:style-name="gr8" draw:text-style-name="P6" draw:layer="layout" svg:x1="8.302cm" svg:y1="7.032cm" svg:x2="7.35cm" svg:y2="8.937cm">
          <text:p/>
        </draw:line>
        <draw:line draw:style-name="gr9" draw:text-style-name="P6" draw:layer="layout" svg:x1="4.175cm" svg:y1="10.842cm" svg:x2="3.857cm" svg:y2="13.065cm">
          <text:p/>
        </draw:line>
        <draw:line draw:style-name="gr10" draw:text-style-name="P6" draw:layer="layout" svg:x1="6.715cm" svg:y1="10.842cm" svg:x2="10.525cm" svg:y2="12.43cm">
          <text:p/>
        </draw:line>
        <draw:line draw:style-name="gr11" draw:text-style-name="P6" draw:layer="layout" svg:x1="9.89cm" svg:y1="13.7cm" svg:x2="7.667cm" svg:y2="15.922cm">
          <text:p/>
        </draw:line>
        <draw:line draw:style-name="gr12" draw:text-style-name="P6" draw:layer="layout" svg:x1="11.16cm" svg:y1="1.952cm" svg:x2="10.525cm" svg:y2="4.81cm">
          <text:p/>
        </draw:line>
        <draw:line draw:style-name="gr13" draw:text-style-name="P6" draw:layer="layout" svg:x1="7.985cm" svg:y1="1.635cm" svg:x2="4.81cm" svg:y2="2.905cm">
          <text:p/>
        </draw:line>
        <draw:frame draw:style-name="gr14" draw:text-style-name="P7" draw:layer="layout" svg:width="2.222cm" svg:height="0.962cm" svg:x="6.08cm" svg:y="2.26cm">
          <draw:text-box>
            <text:p>Yes</text:p>
          </draw:text-box>
        </draw:frame>
        <draw:frame draw:style-name="gr14" draw:text-style-name="P7" draw:layer="layout" svg:width="2.222cm" svg:height="0.962cm" svg:x="6.397cm" svg:y="7.35cm">
          <draw:text-box>
            <text:p>Yes</text:p>
          </draw:text-box>
        </draw:frame>
        <draw:frame draw:style-name="gr14" draw:text-style-name="P7" draw:layer="layout" svg:width="2.222cm" svg:height="0.962cm" svg:x="2.588cm" svg:y="11.468cm">
          <draw:text-box>
            <text:p>Yes</text:p>
          </draw:text-box>
        </draw:frame>
        <draw:frame draw:style-name="gr14" draw:text-style-name="P7" draw:layer="layout" svg:width="2.222cm" svg:height="0.962cm" svg:x="7.35cm" svg:y="14.017cm">
          <draw:text-box>
            <text:p>Yes</text:p>
          </draw:text-box>
        </draw:frame>
        <draw:frame draw:style-name="gr14" draw:text-style-name="P7" draw:layer="layout" svg:width="2.222cm" svg:height="0.962cm" svg:x="13.7cm" svg:y="7.023cm">
          <draw:text-box>
            <text:p>No</text:p>
          </draw:text-box>
        </draw:frame>
        <draw:frame draw:style-name="gr14" draw:text-style-name="P7" draw:layer="layout" svg:width="2.222cm" svg:height="0.962cm" svg:x="14.017cm" svg:y="15.278cm">
          <draw:text-box>
            <text:p>No</text:p>
          </draw:text-box>
        </draw:frame>
        <draw:frame draw:style-name="gr14" draw:text-style-name="P7" draw:layer="layout" svg:width="2.222cm" svg:height="0.962cm" svg:x="10.842cm" svg:y="3.222cm">
          <draw:text-box>
            <text:p>No</text:p>
          </draw:text-box>
        </draw:frame>
        <draw:frame draw:style-name="gr14" draw:text-style-name="P7" draw:layer="layout" svg:width="2.222cm" svg:height="0.962cm" svg:x="8.62cm" svg:y="10.842cm">
          <draw:text-box>
            <text:p>No</text:p>
          </draw:text-box>
        </draw:frame>
        <draw:custom-shape draw:style-name="gr15" draw:text-style-name="P3" xml:id="id2" draw:id="id2" draw:layer="layout" svg:width="6.397cm" svg:height="3.175cm" svg:x="20.685cm" svg:y="12.747cm">
          <text:p text:style-name="P1">Activate corresponding LED color and restart loop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54cm" svg:height="1.905cm" svg:x="10.207cm" svg:y="8.937cm">
          <draw:text-box>
            <text:p text:style-name="P8"><text:span text:style-name="T3">Flowchart by Moshe Kashlinsky</text:span></text:p>
          </draw:text-box>
        </draw:frame>
        <draw:line draw:style-name="gr17" draw:text-style-name="P6" draw:layer="layout" svg:x1="13.065cm" svg:y1="14.652cm" svg:x2="13.7cm" svg:y2="17.192cm">
          <text:p/>
        </draw:line>
        <draw:connector draw:style-name="gr18" draw:text-style-name="P6" draw:layer="layout" draw:type="curve" draw:line-skew="3.745cm" svg:x1="2.905cm" svg:y1="14.653cm" svg:x2="23.883cm" svg:y2="15.922cm" draw:start-shape="id1" draw:start-glue-point="2" draw:end-shape="id2" draw:end-glue-point="2" svg:d="M2905 14653c0 8349 20978 7714 20978 1269" svg:viewBox="0 0 20979 6186">
          <text:p/>
        </draw:connector>
        <draw:connector draw:style-name="gr19" draw:text-style-name="P6" draw:layer="layout" draw:type="curve" svg:x1="16.875cm" svg:y1="18.462cm" svg:x2="20.685cm" svg:y2="14.334cm" draw:start-shape="id3" draw:start-glue-point="1" draw:end-shape="id2" draw:end-glue-point="3" svg:d="M16875 18462c2857 0 953-4128 3810-4128" svg:viewBox="0 0 3811 4129">
          <text:p/>
        </draw:connector>
        <draw:connector draw:style-name="gr20" draw:text-style-name="P6" draw:layer="layout" draw:type="curve" svg:x1="19.733cm" svg:y1="9.89cm" svg:x2="23.883cm" svg:y2="12.747cm" draw:start-shape="id4" draw:start-glue-point="1" draw:end-shape="id2" draw:end-glue-point="0" svg:d="M19733 9890c2767 0 4150 952 4150 2857" svg:viewBox="0 0 4151 2858">
          <text:p/>
        </draw:connector>
        <draw:connector draw:style-name="gr21" draw:text-style-name="P6" draw:layer="layout" draw:type="curve" draw:line-skew="1.854cm" svg:x1="7.35cm" svg:y1="17.51cm" svg:x2="23.883cm" svg:y2="15.922cm" draw:start-shape="id5" draw:start-glue-point="2" draw:end-shape="id2" draw:end-glue-point="2" svg:d="M7350 17510c0 3610 16533 4404 16533-1588" svg:viewBox="0 0 16534 4402">
          <text:p/>
        </draw:connector>
        <draw:connector draw:style-name="gr22" draw:text-style-name="P6" draw:layer="layout" draw:type="curve" svg:x1="23.883cm" svg:y1="12.747cm" svg:x2="15.605cm" svg:y2="1.159cm" draw:start-shape="id2" draw:start-glue-point="0" draw:end-shape="id6" draw:end-glue-point="7" svg:d="M23883 12747c0-7726-2759-11588-8278-11588" svg:viewBox="0 0 8279 115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2:03:12.517343457</meta:creation-date>
    <dc:date>2025-05-21T22:53:52.231164685</dc:date>
    <meta:editing-duration>PT3M11S</meta:editing-duration>
    <meta:editing-cycles>1</meta:editing-cycles>
    <meta:document-statistic meta:object-count="33"/>
    <meta:generator>LibreOffice/25.2.1.2$Linux_X86_64 LibreOffice_project/d3abf4aee5fd705e4a92bba33a32f40bc4e56f49</meta:generator>
  </office:meta>
</office:document-meta>
</file>